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I" text:start-value="50">
        <style:list-level-properties text:min-label-width="0.25in"/>
      </text:list-level-style-number>
      <text:list-level-style-number text:level="2" text:style-name="Numbering_20_Symbols" style:num-suffix="." style:num-format="I" text:display-levels="2">
        <style:list-level-properties text:space-before="0.0256in" text:min-label-width="0.25in"/>
      </text:list-level-style-number>
      <text:list-level-style-number text:level="3" text:style-name="Numbering_20_Symbols" style:num-suffix="." style:num-format="1" text:start-value="2" text:display-levels="3">
        <style:list-level-properties text:space-before="0.0516in" text:min-label-width="0.25in"/>
      </text:list-level-style-number>
      <text:list-level-style-number text:level="4" style:num-suffix="." style:num-format="1" text:display-levels="4">
        <style:list-level-properties text:space-before="0.0772in" text:min-label-width="0.25in"/>
      </text:list-level-style-number>
      <text:list-level-style-number text:level="5" style:num-suffix="." style:num-format="1" text:display-levels="5">
        <style:list-level-properties text:space-before="0.1028in" text:min-label-width="0.25in"/>
      </text:list-level-style-number>
      <text:list-level-style-number text:level="6" style:num-suffix="." style:num-format="1" text:display-levels="6">
        <style:list-level-properties text:space-before="0.1283in" text:min-label-width="0.25in"/>
      </text:list-level-style-number>
      <text:list-level-style-number text:level="7" style:num-suffix="." style:num-format="1" text:display-levels="7">
        <style:list-level-properties text:space-before="0.1543in" text:min-label-width="0.25in"/>
      </text:list-level-style-number>
      <text:list-level-style-number text:level="8" style:num-suffix="." style:num-format="1" text:display-levels="8">
        <style:list-level-properties text:space-before="0.1799in" text:min-label-width="0.25in"/>
      </text:list-level-style-number>
      <text:list-level-style-number text:level="9" style:num-suffix="." style:num-format="1" text:display-levels="9">
        <style:list-level-properties text:space-before="0.2055in" text:min-label-width="0.25in"/>
      </text:list-level-style-number>
      <text:list-level-style-number text:level="10" style:num-suffix="." style:num-format="1" text:display-levels="10">
        <style:list-level-properties text:space-before="0.2311in" text:min-label-width="0.25in"/>
      </text:list-level-style-number>
    </text:list-style>
    <text:list-style style:name="L2">
      <text:list-level-style-number text:level="1" text:style-name="Numbering_20_Symbols" style:num-suffix="." style:num-format="I" text:start-value="50">
        <style:list-level-properties text:min-label-width="0.25in"/>
      </text:list-level-style-number>
      <text:list-level-style-number text:level="2" text:style-name="Numbering_20_Symbols" style:num-suffix="." style:num-format="I" text:start-value="2" text:display-levels="2">
        <style:list-level-properties text:space-before="0.0256in" text:min-label-width="0.25in"/>
      </text:list-level-style-number>
      <text:list-level-style-number text:level="3" text:style-name="Numbering_20_Symbols" style:num-suffix="." style:num-format="1" text:start-value="2" text:display-levels="3">
        <style:list-level-properties text:space-before="0.0516in" text:min-label-width="0.25in"/>
      </text:list-level-style-number>
      <text:list-level-style-number text:level="4" style:num-suffix="." style:num-format="1" text:display-levels="4">
        <style:list-level-properties text:space-before="0.0772in" text:min-label-width="0.25in"/>
      </text:list-level-style-number>
      <text:list-level-style-number text:level="5" style:num-suffix="." style:num-format="1" text:display-levels="5">
        <style:list-level-properties text:space-before="0.1028in" text:min-label-width="0.25in"/>
      </text:list-level-style-number>
      <text:list-level-style-number text:level="6" style:num-suffix="." style:num-format="1" text:display-levels="6">
        <style:list-level-properties text:space-before="0.1283in" text:min-label-width="0.25in"/>
      </text:list-level-style-number>
      <text:list-level-style-number text:level="7" style:num-suffix="." style:num-format="1" text:display-levels="7">
        <style:list-level-properties text:space-before="0.1543in" text:min-label-width="0.25in"/>
      </text:list-level-style-number>
      <text:list-level-style-number text:level="8" style:num-suffix="." style:num-format="1" text:display-levels="8">
        <style:list-level-properties text:space-before="0.1799in" text:min-label-width="0.25in"/>
      </text:list-level-style-number>
      <text:list-level-style-number text:level="9" style:num-suffix="." style:num-format="1" text:display-levels="9">
        <style:list-level-properties text:space-before="0.2055in" text:min-label-width="0.25in"/>
      </text:list-level-style-number>
      <text:list-level-style-number text:level="10" style:num-suffix="." style:num-format="1" text:display-levels="10">
        <style:list-level-properties text:space-before="0.2311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ina Sangtani</text:p>
      <text:p text:style-name="Standard">Chapter 4</text:p>
      <text:p text:style-name="Standard"/>
      <text:list text:style-name="L1">
        <text:list-item>
          <text:list>
            <text:list-item>
              <text:list>
                <text:list-item>
                  <text:p text:style-name="P1"><text:s/>Command: groups<text:tab/>Result: Student</text:p>
                </text:list-item>
                <text:list-item>
                  <text:p text:style-name="P1"><text:s/>Command: umask 077<text:tab/> Result: For files the permission is 600.</text:p>
                </text:list-item>
                <text:list-item>
                  <text:p text:style-name="P1"><text:s/>Command: mkdir chapter_4</text:p>
                </text:list-item>
                <text:list-item>
                  <text:p text:style-name="P1"><text:s/>Command: ls -l<text:tab/>Result: Permission is rwx------ = 700.</text:p>
                </text:list-item>
                <text:list-item>
                  <text:p text:style-name="P1"><text:s/>Command: mkdor chapter_4/session_I.</text:p>
                </text:list-item>
                <text:list-item>
                  <text:p text:style-name="P1"><text:s/>Command: ls -l chapter_4 Result: Permission is rwx------ = 700.</text:p>
                </text:list-item>
                <text:list-item>
                  <text:p text:style-name="P1"><text:s/>Command: cd chapter_4/session_I.</text:p>
                </text:list-item>
                <text:list-item>
                  <text:p text:style-name="P1"><text:s/>Command: vi hw_4_1<text:tab/><text:tab/>i<text:tab/>Enter summer plans<text:tab/></text:p>
                </text:list-item>
                <text:list-item>
                  <text:p text:style-name="P1"><text:s/>Command: esc :wq</text:p>
                </text:list-item>
                <text:list-item>
                  <text:p text:style-name="P1"><text:s/>Command: ls -l<text:tab/>Result: Permission is rw------- = 600. Files are assumed to be data files by default. Executable files have to be manually set unlike directories.</text:p>
                </text:list-item>
              </text:list>
            </text:list-item>
          </text:list>
        </text:list-item>
      </text:list>
      <text:p text:style-name="Standard"/>
      <text:list text:style-name="L2">
        <text:list-item>
          <text:list>
            <text:list-item>
              <text:list>
                <text:list-item>
                  <text:p text:style-name="P2"><text:s/>Command: groups<text:tab/>Result: Student</text:p>
                </text:list-item>
                <text:list-item>
                  <text:p text:style-name="P2"><text:s/>Command: umask<text:tab/>Result: 0077</text:p>
                </text:list-item>
                <text:list-item>
                  <text:p text:style-name="P2"><text:s/>Command: mkdir ~/garbage</text:p>
                </text:list-item>
                <text:list-item>
                  <text:p text:style-name="P2"><text:s/>Command: ls -l ~<text:tab/>Result: Permission is rwx------ = 700.</text:p>
                </text:list-item>
                <text:list-item>
                  <text:p text:style-name="P2"><text:s/>Command: umask 664 Result: Permission is 113 for directories.</text:p>
                </text:list-item>
                <text:list-item>
                  <text:p text:style-name="P2"><text:s/>Command: ls -l ~<text:tab/>Result: Permission for garbage hasn’t been changed because only directories created after the umask is changed have the new permissions, and garbage was created before with the old default umask.</text:p>
                </text:list-item>
                <text:list-item>
                  <text:p text:style-name="P2"><text:s/>Command: rmdir garbage</text:p>
                </text:list-item>
                <text:list-item>
                  <text:p text:style-name="P2"><text:s/>Command: mkdir ~/chapter_4/session_II.</text:p>
                </text:list-item>
                <text:list-item>
                  <text:p text:style-name="P2"><text:s/>Command: ls -l ~/chapter_4<text:tab/>Result: Permission is –x—x-wx = 113.</text:p>
                </text:list-item>
                <text:list-item>
                  <text:p text:style-name="P2"><text:s/>Command: chmod u-x chapter_4/session_II </text:p>
                </text:list-item>
                <text:list-item>
                  <text:p text:style-name="P2"><text:s/>Command: cd chapter_4/session_II Result: Cannot change directory because the user, i.e. I am unable to reference the directory chapter 4 without the execute permission taken away in question 11. Command: chmod u+x chapter_4/session_II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none" style:country-asian="none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</meta:generator>
    <meta:creation-date>2006-04-25T07:48:51</meta:creation-date>
    <dc:date>2006-04-25T17:20:36</dc:date>
    <dc:language>en-US</dc:language>
    <meta:editing-cycles>3</meta:editing-cycles>
    <meta:editing-duration>PT1H40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220" meta:character-count="1367"/>
  </office:meta>
</office:document-meta>
</file>